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MMI12" svg:font-family="CMMI12" style:font-family-generic="roman" style:font-pitch="variable"/>
    <style:font-face style:name="LMRoman12-Bold-Identity-H" svg:font-family="LMRoman12-Bold-Identity-H" style:font-family-generic="roman" style:font-pitch="variable"/>
    <style:font-face style:name="LMRoman12-Regular-Identity-H" svg:font-family="LMRoman12-Regular-Identity-H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officeooo:rsid="001c5f37" officeooo:paragraph-rsid="001c5f37"/>
    </style:style>
    <style:style style:name="P3" style:family="paragraph" style:parent-style-name="Text_20_body">
      <style:text-properties officeooo:rsid="001a9201" officeooo:paragraph-rsid="001a9201"/>
    </style:style>
    <style:style style:name="P4" style:family="paragraph" style:parent-style-name="Text_20_body">
      <style:text-properties officeooo:rsid="001aa1dc" officeooo:paragraph-rsid="001aa1dc"/>
    </style:style>
    <style:style style:name="P5" style:family="paragraph" style:parent-style-name="Text_20_body">
      <style:text-properties officeooo:paragraph-rsid="001ab78f"/>
    </style:style>
    <style:style style:name="P6" style:family="paragraph" style:parent-style-name="Text_20_body">
      <style:text-properties officeooo:rsid="001c559e" officeooo:paragraph-rsid="001c559e"/>
    </style:style>
    <style:style style:name="P7" style:family="paragraph" style:parent-style-name="Text_20_body">
      <style:text-properties officeooo:rsid="001c5f37" officeooo:paragraph-rsid="001c5f37"/>
    </style:style>
    <style:style style:name="P8" style:family="paragraph" style:parent-style-name="Text_20_body">
      <style:text-properties officeooo:paragraph-rsid="001c5f37"/>
    </style:style>
    <style:style style:name="P9" style:family="paragraph" style:parent-style-name="Text_20_body">
      <style:text-properties officeooo:rsid="001e05d1" officeooo:paragraph-rsid="001e05d1"/>
    </style:style>
    <style:style style:name="P10" style:family="paragraph" style:parent-style-name="Text_20_body">
      <style:text-properties officeooo:paragraph-rsid="001e05d1"/>
    </style:style>
    <style:style style:name="P11" style:family="paragraph" style:parent-style-name="Text_20_body">
      <style:text-properties officeooo:rsid="002038cc" officeooo:paragraph-rsid="002038cc"/>
    </style:style>
    <style:style style:name="P12" style:family="paragraph" style:parent-style-name="Text_20_body">
      <style:text-properties officeooo:rsid="0020dd1c" officeooo:paragraph-rsid="0020dd1c"/>
    </style:style>
    <style:style style:name="P13" style:family="paragraph" style:parent-style-name="Text_20_body">
      <style:text-properties officeooo:rsid="00235389" officeooo:paragraph-rsid="00235389"/>
    </style:style>
    <style:style style:name="P14" style:family="paragraph" style:parent-style-name="Text_20_body">
      <style:text-properties officeooo:paragraph-rsid="00251cd4"/>
    </style:style>
    <style:style style:name="P15" style:family="paragraph" style:parent-style-name="Text_20_body">
      <style:text-properties officeooo:rsid="0025ef95" officeooo:paragraph-rsid="0025ef95"/>
    </style:style>
    <style:style style:name="P16" style:family="paragraph" style:parent-style-name="Text_20_body">
      <style:text-properties officeooo:rsid="002b9ae1" officeooo:paragraph-rsid="002b9ae1"/>
    </style:style>
    <style:style style:name="P17" style:family="paragraph" style:parent-style-name="Text_20_body">
      <style:text-properties officeooo:rsid="002d6fd4" officeooo:paragraph-rsid="002d6fd4"/>
    </style:style>
    <style:style style:name="P18" style:family="paragraph" style:parent-style-name="Text_20_body">
      <style:paragraph-properties fo:margin-top="0.101cm" fo:margin-bottom="0.25cm" style:contextual-spacing="false"/>
      <style:text-properties officeooo:rsid="002038cc" officeooo:paragraph-rsid="002038cc"/>
    </style:style>
    <style:style style:name="P19" style:family="paragraph" style:parent-style-name="Text_20_body">
      <style:paragraph-properties fo:margin-top="0.101cm" fo:margin-bottom="0.25cm" style:contextual-spacing="false"/>
      <style:text-properties officeooo:rsid="0028e897" officeooo:paragraph-rsid="0028e897"/>
    </style:style>
    <style:style style:name="T1" style:family="text">
      <style:text-properties officeooo:rsid="001aa1dc"/>
    </style:style>
    <style:style style:name="T2" style:family="text">
      <style:text-properties style:font-name="LMRoman12-Regular-Identity-H" fo:font-size="12pt" style:font-size-asian="12pt"/>
    </style:style>
    <style:style style:name="T3" style:family="text">
      <style:text-properties style:font-name="LMRoman12-Regular-Identity-H" fo:font-size="12pt" officeooo:rsid="001aa1dc" style:font-size-asian="12pt"/>
    </style:style>
    <style:style style:name="T4" style:family="text">
      <style:text-properties style:font-name="LMRoman12-Regular-Identity-H" fo:font-size="12pt" officeooo:rsid="001e05d1" style:font-size-asian="12pt"/>
    </style:style>
    <style:style style:name="T5" style:family="text">
      <style:text-properties style:font-name="LMRoman12-Regular-Identity-H" fo:font-size="12pt" officeooo:rsid="00251cd4" style:font-size-asian="12pt"/>
    </style:style>
    <style:style style:name="T6" style:family="text">
      <style:text-properties officeooo:rsid="001c5f37"/>
    </style:style>
    <style:style style:name="T7" style:family="text">
      <style:text-properties style:font-name="CMMI12" fo:font-size="12pt" fo:font-style="italic" style:font-size-asian="12pt" style:font-style-asian="italic"/>
    </style:style>
    <style:style style:name="T8" style:family="text">
      <style:text-properties officeooo:rsid="001e05d1"/>
    </style:style>
    <style:style style:name="T9" style:family="text">
      <style:text-properties officeooo:rsid="00203d2c"/>
    </style:style>
    <style:style style:name="T10" style:family="text">
      <style:text-properties officeooo:rsid="00223a13"/>
    </style:style>
    <style:style style:name="T11" style:family="text">
      <style:text-properties officeooo:rsid="002243ce"/>
    </style:style>
    <style:style style:name="T12" style:family="text">
      <style:text-properties officeooo:rsid="00251c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xperimental Setup</text:h>
      <text:p text:style-name="Text_20_body"/>
      <text:p text:style-name="P5"><text:span text:style-name="T1">Metrics: </text:span></text:p>
      <text:p text:style-name="P5"><text:span text:style-name="T1">Nahoomi:</text:span><text:span text:style-name="T2">We use micro F1, macro F1, precision, recall, and hamming </text:span><text:span text:style-name="T3">loss to evaluate the performance of the models.</text:span></text:p>
      <text:p text:style-name="P13"/>
      <text:p text:style-name="P13">Dataset:</text:p>
      <text:p text:style-name="P14"><text:span text:style-name="T12">Nahoomi: </text:span><text:span text:style-name="T2">To train the supervised classifiers, we collected 65,962 SOC labeled occupation titles from publicly available sources. Some of the job titles belong to more than one </text:span><text:span text:style-name="T5">class.</text:span></text:p>
      <text:p text:style-name="P3"/>
      <text:p text:style-name="P3">Preprocessing:</text:p>
      <text:p text:style-name="P4">according to Nahoomi: lowercasing, removing numbers and punctuation, stop word removal did not improve but also made not worse, therefore they used stopword removal, stemming made F1 score worse therefore not used</text:p>
      <text:p text:style-name="P4"/>
      <text:p text:style-name="P15">Data Augmentation:</text:p>
      <text:p text:style-name="P15">bisher: großschreibung und kleinschreibung, gibt es da noch mehr</text:p>
      <text:p text:style-name="P17">männliche Form und weibliche Form und die diversen Formen</text:p>
      <text:p text:style-name="P15"><text:a xlink:type="simple" xlink:href="https://pypi.org/project/nlpaug/" text:style-name="Internet_20_link" text:visited-style-name="Visited_20_Internet_20_Link">https://pypi.org/project/nlpaug/</text:a> </text:p>
      <text:p text:style-name="P16">kann ich dinge ausprobieren, insebesondere die keyboard aug klingt sinnvoll</text:p>
      <text:p text:style-name="P4"/>
      <text:p text:style-name="P11">Architecture:</text:p>
      <text:p text:style-name="P18">Nahoomi: <text:span text:style-name="T9">CNN-Word2vec architecture, with embedding layer, conv layer, pooling layer and fully connected layer, training continued<text:line-break/>This system seems flawed, since random initialization did not perform better than word2vec vectors, word2vec is also not as good as fasttext<text:line-break/></text:span><text:span text:style-name="T12">Uses a multi-label classification scheme, not really helpful for my purpose</text:span></text:p>
      <text:p text:style-name="P19">ist es sinnvoll, einzelne Teile zu haben? Oder sollte ich auch ein kombiniertes System haben?</text:p>
      <text:p text:style-name="P4"/>
      <text:p text:style-name="P6">Hyperparameter optimization:</text:p>
      <text:p text:style-name="P8"><text:span text:style-name="T6">Nahoomi: </text:span></text:p>
      <text:p text:style-name="P1"><text:span text:style-name="T2">The hyper-parameter values leading to the highest micro/macro F1 for CNNRandom</text:span></text:p>
      <text:p text:style-name="P1"><text:span text:style-name="T2">were Learning Rate = 0.001, Filter Size = [1,2,3] , Dropout Rate = 0.3, and</text:span></text:p>
      <text:p text:style-name="P1"><text:span text:style-name="T7"><text:s/></text:span><text:span text:style-name="T2">= 0.03 (Table 5.3). The hyper-parameter values leading to the highest micro/macro</text:span></text:p>
      <text:p text:style-name="P1"><text:soft-page-break/><text:span text:style-name="T2">F1 for CNN-Word2vec were Learning Rate = 0.001 , Dropout Rate = 0.5 , </text:span><text:span text:style-name="T7"><text:s/></text:span><text:span text:style-name="T2">= 0.03,</text:span></text:p>
      <text:p text:style-name="P2"><text:span text:style-name="T2">and Filter Size = [1,2,3] (Table 5.4).</text:span></text:p>
      <text:p text:style-name="P4"/>
      <text:p text:style-name="P7">allerdings von CNN, mein Netzwerk ist anders</text:p>
      <text:p text:style-name="P7"/>
      <text:p text:style-name="P12">Evaluation:</text:p>
      <text:p text:style-name="P12">Ich muss unbedingt k-fold <text:span text:style-name="T10">cross-</text:span>validation implementieren!! <text:span text:style-name="T11">kann ich das mit scikit learn tun?!</text:span></text:p>
      <text:p text:style-name="P7"/>
      <text:p text:style-name="P9">Results of others:</text:p>
      <text:p text:style-name="P10"><text:span text:style-name="T8">Nahoomi: </text:span><text:span text:style-name="T2">Regardless of the model, micro F1 did not exceed 0.77 in the first level, 0.67 in the second level, 0.59 in the third level, and </text:span><text:span text:style-name="T4">0.56 in the fourth level of the SOC hierarchy</text:span></text:p>
      <text:p text:style-name="P9"><text:span text:style-name="T4">F</text:span><text:span text:style-name="T2">irst level sind 23 klassen in ihrem Datensatz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MMI12" svg:font-family="CMMI12" style:font-family-generic="roman" style:font-pitch="variable"/>
    <style:font-face style:name="LMRoman12-Bold-Identity-H" svg:font-family="LMRoman12-Bold-Identity-H" style:font-family-generic="roman" style:font-pitch="variable"/>
    <style:font-face style:name="LMRoman12-Regular-Identity-H" svg:font-family="LMRoman12-Regular-Identity-H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8T13:21:33.904000000</meta:creation-date>
    <dc:date>2021-12-08T14:27:38.581000000</dc:date>
    <meta:editing-duration>PT1H5M54S</meta:editing-duration>
    <meta:editing-cycles>18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28" meta:word-count="310" meta:character-count="2041" meta:non-whitespace-character-count="1754"/>
  </office:meta>
</office:document-meta>
</file>